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5a3ba7">
      <style:table-cell-properties fo:border-bottom="0.02mm solid #000000" fo:border-left="0.02mm solid #000000" fo:border-right="0.02mm solid #000000" fo:border-top="0.02mm solid #000000"/>
    </style:style>
    <style:style style:family="table-column" style:name="a7ea2a1">
      <style:table-column-properties style:rel-column-width="1000*"/>
    </style:style>
    <style:style style:family="table" style:name="a6cc08d">
      <style:table-properties style:rel-width="100%"/>
    </style:style>
    <style:style style:family="graphic" style:name="a6fa178" style:parent-style-name="default">
      <style:graphic-properties fo:margin-bottom="3.17mm" fo:margin-left="3.17mm" fo:margin-right="3.17mm" fo:margin-top="3.17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a6fa178" svg:height="169.33mm" svg:width="127.0mm" text:anchor-type="as-char"><draw:image xlink:actuate="onLoad" xlink:show="embed" xlink:type="simple"/><draw:text-box/></draw:frame></text:p>
      <text:p text:style-name="Standard"/>
      <table:table table:style-name="a6cc08d">
        <table:table-column table:number-columns-repeated="3" table:style-name="a7ea2a1"/>
        <table:table-row>
          <table:table-cell table:style-name="a5a3ba7"/>
          <table:table-cell table:style-name="a5a3ba7"/>
          <table:table-cell table:style-name="a5a3ba7"/>
        </table:table-row>
        <table:table-row>
          <table:table-cell table:style-name="a5a3ba7"/>
          <table:table-cell table:style-name="a5a3ba7"/>
          <table:table-cell table:style-name="a5a3ba7"/>
        </table:table-row>
        <table:table-row>
          <table:table-cell table:style-name="a5a3ba7"/>
          <table:table-cell table:style-name="a5a3ba7"/>
          <table:table-cell table:style-name="a5a3ba7"/>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1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